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4" text:outline-level="4">Renaming Files and Folders</text:h>
        <text:p text:style-name="Textkörper_20_Einrückung_20_Organon">By double clicking the text entry the background colour of the text will change. Files and Folder can than be renamed.</text:p>
        <text:p text:style-name="Textkörper_20_Einrückung_20_Organon">The project folder and the waste bin can't neither be renamed nor mov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8" meta:character-count="216"/>
    <dc:date>2014-07-09T08:21:48.51</dc:date>
    <meta:editing-duration>P0D</meta:editing-duration>
    <meta:editing-cycles>1</meta:editing-cycles>
    <meta:generator>OpenOffice/4.1.0$Win32 OpenOffice.org_project/410m18$Build-9764</meta:generator>
  </office:meta>
</office:document-meta>
</file>